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dauk" svg:font-family="Padauk" style:font-pitch="variable"/>
    <style:font-face style:name="Padauk1" svg:font-family="Padauk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613cm" fo:min-width="13.8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rl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start" style:writing-mode="rl-tb"/>
      <style:text-properties fo:font-size="12pt" style:font-size-asian="12pt" style:font-size-complex="12pt"/>
    </style:style>
    <style:style style:name="T1" style:family="text">
      <style:text-properties fo:color="#000000" loext:opacity="100%" style:font-name="Padauk1" fo:font-size="14pt" fo:font-weight="normal" style:font-size-asian="14pt" style:font-weight-asian="normal" style:font-name-complex="Padauk1" style:font-size-complex="14pt" style:font-weight-complex="normal"/>
    </style:style>
    <style:style style:name="T2" style:family="text">
      <style:text-properties fo:color="#000000" loext:opacity="100%" style:font-name="Padauk1" fo:font-size="12pt" fo:font-weight="normal" style:font-size-asian="12pt" style:font-weight-asian="normal" style:font-name-complex="Padauk1" style:font-size-complex="12pt" style:font-weight-complex="normal"/>
    </style:style>
    <style:style style:name="T3" style:family="text">
      <style:text-properties fo:color="#000000" loext:opacity="100%" style:font-name="Padauk1" fo:font-size="10pt" fo:font-weight="normal" style:font-size-asian="10pt" style:font-weight-asian="normal" style:font-name-complex="Padauk1" style:font-size-complex="10pt" style:font-weight-complex="normal"/>
    </style:style>
    <style:style style:name="T4" style:family="text">
      <style:text-properties fo:color="#000000" loext:opacity="100%" style:font-name="Padauk1" fo:font-size="8pt" fo:font-weight="normal" style:font-size-asian="8pt" style:font-weight-asian="normal" style:font-name-complex="Padauk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56cm" svg:height="0.496cm" svg:x="8.7cm" svg:y="1.542cm">
          <draw:text-box>
            <text:p text:style-name="P1"><text:span text:style-name="T1">၀န်</text:span><text:span text:style-name="T1">ထမ်း</text:span><text:span text:style-name="T1">စာချု</text:span><text:span text:style-name="T1">ပ်</text:span></text:p>
          </draw:text-box>
        </draw:frame>
        <draw:frame draw:style-name="gr2" draw:text-style-name="P3" draw:layer="layout" svg:width="3.266cm" svg:height="0.497cm" svg:x="2cm" svg:y="2.607cm">
          <draw:text-box>
            <text:p text:style-name="P1"><text:span text:style-name="T2">စာချုပ်နံပါတ်</text:span><text:span text:style-name="T2">: [</text:span><text:span text:style-name="T2">၁</text:span><text:span text:style-name="T2">]</text:span></text:p>
          </draw:text-box>
        </draw:frame>
        <draw:frame draw:style-name="gr2" draw:text-style-name="P3" draw:layer="layout" svg:width="3.804cm" svg:height="0.497cm" svg:x="2cm" svg:y="3.307cm">
          <draw:text-box>
            <text:p text:style-name="P1"><text:span text:style-name="T2">ရက်စွဲ</text:span><text:span text:style-name="T2">: 2025-05-</text:span><text:span text:style-name="T2">21</text:span></text:p>
          </draw:text-box>
        </draw:frame>
        <draw:frame draw:style-name="gr2" draw:text-style-name="P3" draw:layer="layout" svg:width="4.142cm" svg:height="0.497cm" svg:x="2cm" svg:y="4.007cm">
          <draw:text-box>
            <text:p text:style-name="P1"><text:span text:style-name="T2">အလုပ်ရှင်</text:span><text:span text:style-name="T2">: </text:span><text:span text:style-name="T2">ကိုကျော်ခိုင်</text:span></text:p>
          </draw:text-box>
        </draw:frame>
        <draw:frame draw:style-name="gr2" draw:text-style-name="P3" draw:layer="layout" svg:width="4.193cm" svg:height="0.497cm" svg:x="2cm" svg:y="4.707cm">
          <draw:text-box>
            <text:p text:style-name="P1"><text:span text:style-name="T2">လိပ်စာ</text:span><text:span text:style-name="T2">: </text:span><text:span text:style-name="T2">နောင်တရားမြို့</text:span></text:p>
          </draw:text-box>
        </draw:frame>
        <draw:frame draw:style-name="gr2" draw:text-style-name="P3" draw:layer="layout" svg:width="6.183cm" svg:height="0.497cm" svg:x="2cm" svg:y="5.407cm">
          <draw:text-box>
            <text:p text:style-name="P1"><text:span text:style-name="T2">ဝန်ထမ်း</text:span><text:span text:style-name="T2">: [</text:span><text:span text:style-name="T2">ဝန်ထမ်းအမည်ထည့်ရန်</text:span><text:span text:style-name="T2">]</text:span></text:p>
          </draw:text-box>
        </draw:frame>
        <draw:frame draw:style-name="gr2" draw:text-style-name="P3" draw:layer="layout" svg:width="6.023cm" svg:height="0.497cm" svg:x="2cm" svg:y="6.107cm">
          <draw:text-box>
            <text:p text:style-name="P1"><text:span text:style-name="T2">လိပ်စာ</text:span><text:span text:style-name="T2">: [</text:span><text:span text:style-name="T2">ဝန်ထမ်းလိပ်စာထည့်ရန်</text:span><text:span text:style-name="T2">]</text:span></text:p>
          </draw:text-box>
        </draw:frame>
        <draw:frame draw:style-name="gr2" draw:text-style-name="P3" draw:layer="layout" svg:width="3.829cm" svg:height="0.497cm" svg:x="2cm" svg:y="8.507cm">
          <draw:text-box>
            <text:p text:style-name="P1"><text:span text:style-name="T2">၁</text:span><text:span text:style-name="T2">. </text:span><text:span text:style-name="T2">လုပ်ငန်းသက်တမ်း</text:span></text:p>
          </draw:text-box>
        </draw:frame>
        <draw:frame draw:style-name="gr3" draw:text-style-name="P4" draw:layer="layout" svg:width="13.181cm" svg:height="0.412cm" svg:x="2cm" svg:y="9.273cm">
          <draw:text-box>
            <text:p text:style-name="P1"><text:span text:style-name="T3">ဤစာချုပ်သည် </text:span><text:span text:style-name="T3">[</text:span><text:span text:style-name="T3">စာချုပ်စတင်ရက်စွဲ</text:span><text:span text:style-name="T3">] </text:span><text:span text:style-name="T3">မှစတင်၍ အနည်းဆုံး ၆ လအထိ အကျုံးဝင်ပါသည်။</text:span></text:p>
          </draw:text-box>
        </draw:frame>
        <draw:frame draw:style-name="gr3" draw:text-style-name="P4" draw:layer="layout" svg:width="11.754cm" svg:height="0.352cm" svg:x="2cm" svg:y="9.773cm">
          <draw:text-box>
            <text:p text:style-name="P1"><text:span text:style-name="T3">စာချုပ်သက်တမ်းကို နှစ်ဦးနှစ်ဘက်သဘောတူညီမှုဖြင့် သက်တမ်းတိုးနိုင်ပါသည်။</text:span></text:p>
          </draw:text-box>
        </draw:frame>
        <draw:frame draw:style-name="gr2" draw:text-style-name="P3" draw:layer="layout" svg:width="4.024cm" svg:height="0.497cm" svg:x="2cm" svg:y="10.707cm">
          <draw:text-box>
            <text:p text:style-name="P1"><text:span text:style-name="T2">၂</text:span><text:span text:style-name="T2">. </text:span><text:span text:style-name="T2">လစာနှင့် အလုပ်ချိန်</text:span></text:p>
          </draw:text-box>
        </draw:frame>
        <draw:frame draw:style-name="gr3" draw:text-style-name="P4" draw:layer="layout" svg:width="2.424cm" svg:height="0.352cm" svg:x="2cm" svg:y="11.473cm">
          <draw:text-box>
            <text:p text:style-name="P1"><text:span text:style-name="T3">• </text:span><text:span text:style-name="T3">လစာနှုန်းထား</text:span><text:span text:style-name="T3">:</text:span></text:p>
          </draw:text-box>
        </draw:frame>
        <draw:frame draw:style-name="gr3" draw:text-style-name="P4" draw:layer="layout" svg:width="13.175cm" svg:height="0.412cm" svg:x="2.5cm" svg:y="11.973cm">
          <draw:text-box>
            <text:p text:style-name="P1"><text:span text:style-name="T3">- </text:span><text:span text:style-name="T3">၆ လပိုင်းနှင့် ၇ လပိုင်းတွင် ဝန်ထမ်းတစ်ဦးလျှင် တစ်လလျှင် ၂၀၀</text:span><text:span text:style-name="T3">,</text:span><text:span text:style-name="T3">၀၀၀ ကျပ် ပေးချေမည်။</text:span></text:p>
          </draw:text-box>
        </draw:frame>
        <draw:frame draw:style-name="gr3" draw:text-style-name="P4" draw:layer="layout" svg:width="14.615cm" svg:height="0.412cm" svg:x="2.5cm" svg:y="12.473cm">
          <draw:text-box>
            <text:p text:style-name="P1"><text:span text:style-name="T3">- </text:span><text:span text:style-name="T3">၈ လပိုင်း </text:span><text:span text:style-name="T3">(</text:span><text:span text:style-name="T3">လိမ္မော်သီးရာသီချိန်</text:span><text:span text:style-name="T3">) </text:span><text:span text:style-name="T3">တွင် ဝန်ထမ်းတစ်ဦးလျှင် တစ်လလျှင် ၃၀၀</text:span><text:span text:style-name="T3">,</text:span><text:span text:style-name="T3">၀၀၀ ကျပ် ပေးချေမည်။</text:span></text:p>
          </draw:text-box>
        </draw:frame>
        <draw:frame draw:style-name="gr3" draw:text-style-name="P4" draw:layer="layout" svg:width="9.192cm" svg:height="0.352cm" svg:x="2.5cm" svg:y="12.973cm">
          <draw:text-box>
            <text:p text:style-name="P1"><text:span text:style-name="T3">- </text:span><text:span text:style-name="T3">အလုပ်မရှိသည့်ရက်များတွင်လည်း လစာကို ပုံမှန်ပေးချေမည်။</text:span></text:p>
          </draw:text-box>
        </draw:frame>
        <draw:frame draw:style-name="gr3" draw:text-style-name="P4" draw:layer="layout" svg:width="8.177cm" svg:height="0.412cm" svg:x="2cm" svg:y="13.473cm">
          <draw:text-box>
            <text:p text:style-name="P1"><text:span text:style-name="T3">• </text:span><text:span text:style-name="T3">အလုပ်ချိန်</text:span><text:span text:style-name="T3">: </text:span><text:span text:style-name="T3">အလုပ်ပေါ်မူတည်၍ လုပ်ကိုင်ရမည်ဖြစ်ပြီး၊</text:span></text:p>
          </draw:text-box>
        </draw:frame>
        <draw:frame draw:style-name="gr3" draw:text-style-name="P4" draw:layer="layout" svg:width="10.814cm" svg:height="0.352cm" svg:x="2.5cm" svg:y="13.973cm">
          <draw:text-box>
            <text:p text:style-name="P1"><text:span text:style-name="T3">အလုပ်ရှင်မှ သတ်မှတ်ထားသော လုပ်ငန်းတာဝန်များကို ထမ်းဆောင်ရမည်။</text:span></text:p>
          </draw:text-box>
        </draw:frame>
        <draw:frame draw:style-name="gr2" draw:text-style-name="P3" draw:layer="layout" svg:width="4.049cm" svg:height="0.497cm" svg:x="2cm" svg:y="14.907cm">
          <draw:text-box>
            <text:p text:style-name="P1"><text:span text:style-name="T2">၃</text:span><text:span text:style-name="T2">. </text:span><text:span text:style-name="T2">အကျိုးခံစားခွင့်များ</text:span></text:p>
          </draw:text-box>
        </draw:frame>
        <draw:frame draw:style-name="gr3" draw:text-style-name="P4" draw:layer="layout" svg:width="10.201cm" svg:height="0.412cm" svg:x="2cm" svg:y="15.673cm">
          <draw:text-box>
            <text:p text:style-name="P1"><text:span text:style-name="T3">• </text:span><text:span text:style-name="T3">ကားမောင်းသင်တန်း</text:span><text:span text:style-name="T3">: </text:span><text:span text:style-name="T3">ဝန်ထမ်းများအား အလုပ်မရှိသည့်အခါများတွင်</text:span></text:p>
          </draw:text-box>
        </draw:frame>
        <draw:frame draw:style-name="gr3" draw:text-style-name="P4" draw:layer="layout" svg:width="6.394cm" svg:height="0.352cm" svg:x="2.5cm" svg:y="16.173cm">
          <draw:text-box>
            <text:p text:style-name="P1"><text:span text:style-name="T3">ကားမောင်းနည်းသင်တန်းကို အခမဲ့ပေးမည်။</text:span></text:p>
          </draw:text-box>
        </draw:frame>
        <draw:frame draw:style-name="gr3" draw:text-style-name="P4" draw:layer="layout" svg:width="9.303cm" svg:height="0.412cm" svg:x="2cm" svg:y="16.673cm">
          <draw:text-box>
            <text:p text:style-name="P1"><text:span text:style-name="T3">• </text:span><text:span text:style-name="T3">အင်တာနက်အသုံးပြုခွင့်</text:span><text:span text:style-name="T3">: </text:span><text:span text:style-name="T3">ဝန်ထမ်းများအား လုပ်ငန်းခွင်အတွင်း</text:span></text:p>
          </draw:text-box>
        </draw:frame>
        <draw:frame draw:style-name="gr3" draw:text-style-name="P4" draw:layer="layout" svg:width="5.742cm" svg:height="0.352cm" svg:x="2.5cm" svg:y="17.173cm">
          <draw:text-box>
            <text:p text:style-name="P1"><text:span text:style-name="T3">အင်တာနက်အခမဲ့အသုံးပြုခွင့်ပေးမည်။</text:span></text:p>
          </draw:text-box>
        </draw:frame>
        <draw:frame draw:style-name="gr3" draw:text-style-name="P4" draw:layer="layout" svg:width="10.002cm" svg:height="0.412cm" svg:x="2cm" svg:y="17.673cm">
          <draw:text-box>
            <text:p text:style-name="P1"><text:span text:style-name="T3">• </text:span><text:span text:style-name="T3">အစားအသောက်</text:span><text:span text:style-name="T3">: </text:span><text:span text:style-name="T3">ဝန်ထမ်းများအား အလုပ်ရှင်မှ ထောက်ပံ့ပေးသော</text:span></text:p>
          </draw:text-box>
        </draw:frame>
        <draw:frame draw:style-name="gr3" draw:text-style-name="P4" draw:layer="layout" svg:width="5.654cm" svg:height="0.352cm" svg:x="2.5cm" svg:y="18.173cm">
          <draw:text-box>
            <text:p text:style-name="P1"><text:span text:style-name="T3">အစားအသောက်များကို အခမဲ့ရရှိမည်။</text:span></text:p>
          </draw:text-box>
        </draw:frame>
        <draw:frame draw:style-name="gr2" draw:text-style-name="P3" draw:layer="layout" svg:width="3.579cm" svg:height="0.497cm" svg:x="2cm" svg:y="19.107cm">
          <draw:text-box>
            <text:p text:style-name="P1"><text:span text:style-name="T2">၄</text:span><text:span text:style-name="T2">. </text:span><text:span text:style-name="T2">စာချုပ်ရပ်ဆိုင်းမှု</text:span></text:p>
          </draw:text-box>
        </draw:frame>
        <draw:frame draw:style-name="gr3" draw:text-style-name="P4" draw:layer="layout" svg:width="10.006cm" svg:height="0.352cm" svg:x="2cm" svg:y="19.873cm">
          <draw:text-box>
            <text:p text:style-name="P1"><text:span text:style-name="T3">• </text:span><text:span text:style-name="T3">ဝန်ထမ်းသည် အနည်းဆုံး ၆ လအထိ လုပ်ကိုင်ရန် ကတိပြုပါသည်</text:span><text:span text:style-name="T3">�</text:span></text:p>
          </draw:text-box>
        </draw:frame>
        <draw:frame draw:style-name="gr3" draw:text-style-name="P4" draw:layer="layout" svg:width="11.576cm" svg:height="0.352cm" svg:x="2cm" svg:y="20.373cm">
          <draw:text-box>
            <text:p text:style-name="P1"><text:span text:style-name="T3">• </text:span><text:span text:style-name="T3">စာချုပ်သက်တမ်းမပြည့်မီ ဖျက်သိမ်းလိုပါက နှစ်ဦးနှစ်ဘက်သဘောတူညီမှုဖြင့်</text:span></text:p>
          </draw:text-box>
        </draw:frame>
        <draw:frame draw:style-name="gr3" draw:text-style-name="P4" draw:layer="layout" svg:width="7.94cm" svg:height="0.352cm" svg:x="2.5cm" svg:y="20.873cm">
          <draw:text-box>
            <text:p text:style-name="P1"><text:span text:style-name="T3">ရက် ၃၀ ကြိုတင်အကြောင်းကြားပြီး ရပ်ဆိုင်းနိုင်သည်။</text:span></text:p>
          </draw:text-box>
        </draw:frame>
        <draw:frame draw:style-name="gr3" draw:text-style-name="P4" draw:layer="layout" svg:width="7.618cm" svg:height="0.352cm" svg:x="2cm" svg:y="21.373cm">
          <draw:text-box>
            <text:p text:style-name="P1"><text:span text:style-name="T3">• </text:span><text:span text:style-name="T3">အလုပ်ရှင်မှ စာချုပ်ဖျက်သိမ်းလိုပါက ဝန်ထမ်းအား</text:span></text:p>
          </draw:text-box>
        </draw:frame>
        <draw:frame draw:style-name="gr3" draw:text-style-name="P4" draw:layer="layout" svg:width="5.814cm" svg:height="0.352cm" svg:x="2.5cm" svg:y="21.873cm">
          <draw:text-box>
            <text:p text:style-name="P1"><text:span text:style-name="T3">ရက် ၃၀ ကြိုတင်အကြောင်းကြားရမည်။</text:span></text:p>
          </draw:text-box>
        </draw:frame>
        <draw:frame draw:style-name="gr2" draw:text-style-name="P3" draw:layer="layout" svg:width="5.709cm" svg:height="0.497cm" svg:x="2cm" svg:y="22.807cm">
          <draw:text-box>
            <text:p text:style-name="P1"><text:span text:style-name="T2">၅</text:span><text:span text:style-name="T2">. </text:span><text:span text:style-name="T2">အခြားသဘောတူညီချက်များ</text:span></text:p>
          </draw:text-box>
        </draw:frame>
        <draw:frame draw:style-name="gr3" draw:text-style-name="P4" draw:layer="layout" svg:width="9.269cm" svg:height="0.352cm" svg:x="2cm" svg:y="23.573cm">
          <draw:text-box>
            <text:p text:style-name="P1"><text:span text:style-name="T3">• </text:span><text:span text:style-name="T3">ဝန်ထမ်းသည် အလုပ်ရှင်မှ သတ်မှတ်ထားသော လုပ်ငန်းဆိုင်ရာ</text:span></text:p>
          </draw:text-box>
        </draw:frame>
        <draw:frame draw:style-name="gr3" draw:text-style-name="P4" draw:layer="layout" svg:width="6.204cm" svg:height="0.352cm" svg:x="2.5cm" svg:y="24.073cm">
          <draw:text-box>
            <text:p text:style-name="P1"><text:span text:style-name="T3">စည်းမျဉ်းစည်းကမ်းများကို လိုက်နာရမည်။</text:span></text:p>
          </draw:text-box>
        </draw:frame>
        <draw:frame draw:style-name="gr3" draw:text-style-name="P4" draw:layer="layout" svg:width="8.253cm" svg:height="0.352cm" svg:x="2cm" svg:y="24.573cm">
          <draw:text-box>
            <text:p text:style-name="P1"><text:span text:style-name="T3">• </text:span><text:span text:style-name="T3">ဤစာချုပ်တွင် ဖော်ပြမထားသော အခြားအချက်များကို</text:span></text:p>
          </draw:text-box>
        </draw:frame>
        <draw:frame draw:style-name="gr3" draw:text-style-name="P4" draw:layer="layout" svg:width="8.452cm" svg:height="0.352cm" svg:x="2.5cm" svg:y="25.073cm">
          <draw:text-box>
            <text:p text:style-name="P1"><text:span text:style-name="T3">နှစ်ဦးနှစ်ဘက်သဘောတူညီမှုဖြင့် ထပ်မံဖြည့်စွမ်းနိုင်သည်။</text:span></text:p>
          </draw:text-box>
        </draw:frame>
        <draw:frame draw:style-name="gr3" draw:text-style-name="P4" draw:layer="layout" svg:width="10.772cm" svg:height="0.352cm" svg:x="2cm" svg:y="26.073cm">
          <draw:text-box>
            <text:p text:style-name="P1"><text:span text:style-name="T3">ဤစာချုပ်ကို နှစ်ဦးနှစ်ဘက် သဘောတူညီမှုဖြင့် လက်မှတ်ရေးထိုးပါသည်။</text:span></text:p>
          </draw:text-box>
        </draw:frame>
        <draw:frame draw:style-name="gr3" draw:text-style-name="P4" draw:layer="layout" svg:width="6.521cm" svg:height="0.352cm" svg:x="2cm" svg:y="27.073cm">
          <draw:text-box>
            <text:p text:style-name="P1"><text:span text:style-name="T3">အလုပ်ရှင်</text:span><text:span text:style-name="T3">: _________________________</text:span></text:p>
          </draw:text-box>
        </draw:frame>
        <draw:frame draw:style-name="gr3" draw:text-style-name="P4" draw:layer="layout" svg:width="6.238cm" svg:height="0.352cm" svg:x="10cm" svg:y="27.073cm">
          <draw:text-box>
            <text:p text:style-name="P1"><text:span text:style-name="T3">ဝန်ထမ်း</text:span><text:span text:style-name="T3">: _________________________</text:span></text:p>
          </draw:text-box>
        </draw:frame>
        <draw:frame draw:style-name="gr3" draw:text-style-name="P4" draw:layer="layout" svg:width="3.134cm" svg:height="0.412cm" svg:x="2cm" svg:y="27.773cm">
          <draw:text-box>
            <text:p text:style-name="P1"><text:span text:style-name="T3">အမည်</text:span><text:span text:style-name="T3">: [</text:span><text:span text:style-name="T3">သင့်အမည်</text:span><text:span text:style-name="T3">]</text:span></text:p>
          </draw:text-box>
        </draw:frame>
        <draw:frame draw:style-name="gr3" draw:text-style-name="P4" draw:layer="layout" svg:width="3.697cm" svg:height="0.412cm" svg:x="10cm" svg:y="27.773cm">
          <draw:text-box>
            <text:p text:style-name="P1"><text:span text:style-name="T3">အမည်</text:span><text:span text:style-name="T3">: [</text:span><text:span text:style-name="T3">ဝန်ထမ်းအမည်</text:span><text:span text:style-name="T3">]</text:span></text:p>
          </draw:text-box>
        </draw:frame>
        <draw:frame draw:style-name="gr3" draw:text-style-name="P4" draw:layer="layout" svg:width="3.469cm" svg:height="0.412cm" svg:x="2cm" svg:y="28.473cm">
          <draw:text-box>
            <text:p text:style-name="P1"><text:span text:style-name="T3">ရက်စွဲ</text:span><text:span text:style-name="T3">: [</text:span><text:span text:style-name="T3">ရက်စွဲထည့်ရန်</text:span><text:span text:style-name="T3">]</text:span></text:p>
          </draw:text-box>
        </draw:frame>
        <draw:frame draw:style-name="gr3" draw:text-style-name="P4" draw:layer="layout" svg:width="3.469cm" svg:height="0.412cm" svg:x="10cm" svg:y="28.473cm">
          <draw:text-box>
            <text:p text:style-name="P1"><text:span text:style-name="T3">ရက်စွဲ</text:span><text:span text:style-name="T3">: [</text:span><text:span text:style-name="T3">ရက်စွဲထည့်ရန်</text:span><text:span text:style-name="T3">]</text:span></text:p>
          </draw:text-box>
        </draw:frame>
        <draw:frame draw:style-name="gr4" draw:text-style-name="P5" draw:layer="layout" svg:width="1.458cm" svg:height="0.331cm" svg:x="2cm" svg:y="28.438cm">
          <draw:text-box>
            <text:p text:style-name="P1"><text:span text:style-name="T4">စာမျက်နှာ </text:span><text:span text:style-name="T4">1</text:span></text:p>
          </draw:text-box>
        </draw:frame>
        <draw:frame draw:style-name="gr5" draw:text-style-name="P6" draw:layer="layout" svg:width="13.87cm" svg:height="1.613cm" svg:x="2.217cm" svg:y="6.872cm">
          <draw:text-box>
            <text:p text:style-name="P1"><text:span text:style-name="T2">ဤစာချုပ်သည် အလုပ်ရှင်နှင့် ဝန်ထမ်းအကြား သဘောတူညီမှုတစ်ခုဖြစ်ပြီး</text:span><text:span text:style-name="T2"> </text:span></text:p>
            <text:p text:style-name="P1"><text:span text:style-name="T2"/></text:p>
            <text:p text:style-name="P1"><text:span text:style-name="T2">အောက်ပါအချက်များကို သဘောတူညီပါသည်။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dauk" svg:font-family="Padauk" style:font-pitch="variable"/>
    <style:font-face style:name="Padauk1" svg:font-family="Padauk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5-22T09:59:06.077782581</dc:date>
    <meta:editing-duration>PT2M43S</meta:editing-duration>
    <meta:editing-cycles>1</meta:editing-cycles>
    <meta:document-statistic meta:object-count="44"/>
    <meta:generator>LibreOffice/7.3.7.2$Linux_X86_64 LibreOffice_project/30$Build-2</meta:generator>
  </office:meta>
</office:document-meta>
</file>